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25-08-2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24-08-0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23-08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23-05-1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20-03-0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18-06-0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1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16-07-06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14-07-2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12-05-1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12-04-1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10-09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9-08-28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8-06-1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7-06-0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6-10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6-06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5-10-25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5-06-08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4-10-2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1</text:p>
          </table:table-cell>
          <table:table-cell office:value-type="string" calcext:value-type="string">
            <text:p>17N 13E16DBAA1 (M-BC1)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